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dlala Project Documentation</text:h>
      <text:h text:outline-level="2">Project Overview</text:h>
      <text:p>Description: dlala is a location-based marketplace app connecting local buyers and sellers. It enables users to list items for sale and search based on their location using GPS or manual input.</text:p>
      <text:p>Goals:</text:p>
      <text:p>1. Build a simple, cross-platform app.</text:p>
      <text:p>2. Allow users to list and browse items by location.</text:p>
      <text:p>3. Incrementally add features (chat functionality, payment gateway).</text:p>
      <text:h text:outline-level="2">Timeline and Milestones</text:h>
      <text:p>Phase 1: Initial Setup - Create Firebase project, configure app, and build basic UI.</text:p>
      <text:p>Phase 2: CRUD Functionality - Implement create, read, update, and delete for item listings.</text:p>
      <text:p>Phase 3: Location Features - Add GPS and manual location input for browsing listings.</text:p>
      <text:p>Phase 4: Testing and Debugging - Conduct comprehensive testing and resolve issues.</text:p>
      <text:p>Phase 5: Deployment - Deploy the app to the Google Play Store and Apple App Store.</text:p>
      <text:h text:outline-level="2">Detailed Steps</text:h>
      <text:p>Phase 1: Initial Setup</text:p>
      <text:p>☐ Create Firebase Project.</text:p>
      <text:p>☐ Add google-services.json to the project.</text:p>
      <text:p>☐ Configure Firebase in the app (Gradle sync, dependencies).</text:p>
      <text:p>☐ Build basic UI (Login Screen, Home Screen).</text:p>
      <text:p>☐ Test Firebase connection.</text:p>
      <text:p>Phase 2: CRUD Functionality</text:p>
      <text:p>☐ Create database structure for item listings in Firebase.</text:p>
      <text:p>☐ Add functionality for creating new listings.</text:p>
      <text:p>☐ Implement viewing listings in a list format.</text:p>
      <text:p>☐ Add update and delete features for listings.</text:p>
      <text:p>☐ Test all CRUD operations.</text:p>
      <text:p>Phase 3: Location Features</text:p>
      <text:p>☐ Implement GPS-based location detection.</text:p>
      <text:p>☐ Add manual location input for users without GPS.</text:p>
      <text:p>☐ Integrate location filtering for browsing listings.</text:p>
      <text:p>☐ Test location features thoroughly.</text:p>
      <text:p>Phase 4: Testing and Debugging</text:p>
      <text:p>☐ Conduct functional testing for all features.</text:p>
      <text:p>☐ Resolve any UI/UX issues.</text:p>
      <text:p>☐ Perform compatibility testing on multiple devices.</text:p>
      <text:p>☐ Ensure all Firebase operations are secure and error-free.</text:p>
      <text:p>Phase 5: Deployment</text:p>
      <text:p>☐ Prepare app for release (icons, descriptions, privacy policy).</text:p>
      <text:p>☐ Deploy to Google Play Store.</text:p>
      <text:p>☐ Deploy to Apple App Store.</text:p>
      <text:p>☐ Monitor app performance and collect feedback for improvements.</text:p>
      <text:h text:outline-level="2">Progress Tracker</text:h>
      <text:p>Use the checkboxes below to track progress.</text:p>
      <text:p>☐ Phase 1: Initial Setup</text:p>
      <text:p>☐ Phase 2: CRUD Functionality</text:p>
      <text:p>☐ Phase 3: Location Features</text:p>
      <text:p>☐ Phase 4: Testing and Debugging</text:p>
      <text:p>☐ Phase 5: Deployment</text:p>
      <text:h text:outline-level="2">Issues and Resolutions</text:h>
      <text:p>Log challenges and their resolutions here. For example:</text:p>
      <text:p>Issue: Gradle Sync Error.</text:p>
      <text:p>Resolution: Updated the Gradle version to match Firebase SDK requirements.</text:p>
      <text:h text:outline-level="2">Next Steps</text:h>
      <text:p>Maintain this section with updated tasks and objectives.</text:p>
      <text:h text:outline-level="2">Notes</text:h>
      <text:p>Use this section for miscellaneous notes or idea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